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2000001C349EF65F1.gif"/>
  <manifest:file-entry manifest:media-type="image/jpeg" manifest:full-path="Pictures/100000000000023C000001C238FB5FDD.jpg"/>
  <manifest:file-entry manifest:media-type="image/gif" manifest:full-path="Pictures/100000000000022600000188FAC6B1F4.gif"/>
  <manifest:file-entry manifest:media-type="" manifest:full-path="Pictures/2000000700003CAC00003133DA006F86.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text-properties fo:language="de" fo:country="DE"/>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3"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4"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5"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6"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9" style:family="paragraph" style:parent-style-name="Standard">
      <style:paragraph-properties fo:break-before="page"/>
    </style:style>
    <style:style style:name="P20" style:family="paragraph" style:parent-style-name="Contents_20_Heading">
      <style:paragraph-properties fo:break-before="page"/>
    </style:style>
    <style:style style:name="P21" style:family="paragraph" style:parent-style-name="Textkörper_20_-_20_Fett">
      <style:text-properties fo:font-weight="bold" style:font-weight-asian="bold" style:font-weight-complex="bold"/>
    </style:style>
    <style:style style:name="P22"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23"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4"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text-properties fo:font-weight="bold" style:font-weight-asian="bold" style:font-weight-complex="bold"/>
    </style:style>
    <style:style style:name="P33" style:family="paragraph" style:parent-style-name="Standard" style:list-style-name="L11"/>
    <style:style style:name="P34" style:family="paragraph" style:parent-style-name="Standard" style:list-style-name="L12"/>
    <style:style style:name="P35"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6"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7"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8"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39"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0"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1"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42" style:family="paragraph" style:parent-style-name="Heading_20_4">
      <style:text-properties fo:font-weight="bold" style:font-weight-asian="bold" style:font-weight-complex="bold"/>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9"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FAC6B1F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p text:style-name="P19">Inhalt</text:p>
      <text:p text:style-name="P13"/>
      <text:list xml:id="list1855014475" text:style-name="L1">
        <text:list-item>
          <text:p text:style-name="P35">Einleitung [ Daniel Böhm]</text:p>
          <text:list>
            <text:list-item>
              <text:p text:style-name="P36">Ausgangssituation</text:p>
            </text:list-item>
            <text:list-item>
              <text:p text:style-name="P36">Aufgabenstellung</text:p>
            </text:list-item>
            <text:list-item>
              <text:p text:style-name="P36">Einsatzgebiet</text:p>
            </text:list-item>
            <text:list-item>
              <text:p text:style-name="P36">Technische Ausgangssituation</text:p>
              <text:p text:style-name="P36"/>
            </text:list-item>
          </text:list>
        </text:list-item>
        <text:list-item>
          <text:p text:style-name="P35">Theoretische Grundlagen [Fred]</text:p>
          <text:list>
            <text:list-item>
              <text:p text:style-name="P36">Softwareapplikationen</text:p>
              <text:list>
                <text:list-item>
                  <text:p text:style-name="P36">Einsatzgebiete</text:p>
                </text:list-item>
                <text:list-item>
                  <text:p text:style-name="P36">Systemvoraussetzungen</text:p>
                </text:list-item>
              </text:list>
            </text:list-item>
          </text:list>
        </text:list-item>
      </text:list>
      <text:list xml:id="list1108270919" text:style-name="L2">
        <text:list-item>
          <text:list>
            <text:list-item>
              <text:p text:style-name="P37">Datenbank MySQL</text:p>
            </text:list-item>
            <text:list-item>
              <text:p text:style-name="P37">Programmiersprache CakePHP</text:p>
              <text:p text:style-name="P37"/>
            </text:list-item>
          </text:list>
        </text:list-item>
      </text:list>
      <text:list xml:id="list1904896506" text:continue-list="list1855014475" text:style-name="L1">
        <text:list-item>
          <text:p text:style-name="P35">Softwareentwicklung [Andrey/Fred]</text:p>
          <text:list>
            <text:list-item>
              <text:p text:style-name="P38">Vorgehensmodell in der Entwicklung</text:p>
            </text:list-item>
            <text:list-item>
              <text:p text:style-name="P38">Modellierung des Softwaresystems (UML)</text:p>
            </text:list-item>
            <text:list-item>
              <text:p text:style-name="P38">IT-Konzept (Activity Diagramme)</text:p>
            </text:list-item>
            <text:list-item>
              <text:p text:style-name="P38">Softwarearchitektur </text:p>
              <text:p text:style-name="P38"/>
            </text:list-item>
          </text:list>
        </text:list-item>
        <text:list-item>
          <text:p text:style-name="P35">Qualitätsmanagement [ Timm Vollmer]</text:p>
          <text:list>
            <text:list-item>
              <text:p text:style-name="P39">Definition</text:p>
            </text:list-item>
            <text:list-item>
              <text:p text:style-name="P39">Bedeutung </text:p>
            </text:list-item>
            <text:list-item>
              <text:p text:style-name="P39">Zielsetzungen</text:p>
            </text:list-item>
          </text:list>
        </text:list-item>
      </text:list>
      <text:p text:style-name="P14"/>
      <text:list xml:id="list247838241" text:continue-numbering="true" text:style-name="L1">
        <text:list-item>
          <text:p text:style-name="P35">Testing [ Daniel Böhm]</text:p>
          <text:list>
            <text:list-item>
              <text:p text:style-name="P36">Vorgehensweise </text:p>
            </text:list-item>
            <text:list-item>
              <text:p text:style-name="P36">Hilfsinstrumentarien</text:p>
            </text:list-item>
            <text:list-item>
              <text:p text:style-name="P36">Erzielten Resultate und Dokumentation</text:p>
            </text:list-item>
          </text:list>
        </text:list-item>
      </text:list>
      <text:p text:style-name="P12"/>
      <text:list xml:id="list784996329" text:continue-numbering="true" text:style-name="L1">
        <text:list-header>
          <text:p text:style-name="P35"/>
          <text:p text:style-name="P35"/>
        </text:list-header>
        <text:list-item>
          <text:p text:style-name="P35">Verbesserungspotentiale [Andrey]</text:p>
          <text:list>
            <text:list-item>
              <text:p text:style-name="P40">Kurzfristige Ziele</text:p>
            </text:list-item>
            <text:list-item>
              <text:p text:style-name="P40">Mittel- und langfristige Ziele</text:p>
            </text:list-item>
            <text:list-item>
              <text:p text:style-name="P40">Individualisierung und Erweiterbarkeit</text:p>
            </text:list-item>
            <text:list-item>
              <text:p text:style-name="P40">Fazit</text:p>
            </text:list-item>
          </text:list>
        </text:list-item>
      </text:list>
      <text:p text:style-name="P15"/>
      <text:list xml:id="list779729357" text:continue-numbering="true" text:style-name="L1">
        <text:list-item>
          <text:p text:style-name="P35">Zusammenfassung [Daniel <text:s/>Böhm]</text:p>
          <text:list>
            <text:list-header>
              <text:p text:style-name="P36"/>
            </text:list-header>
          </text:list>
        </text:list-item>
        <text:list-item>
          <text:p text:style-name="P41">Anhang</text:p>
          <text:list>
            <text:list-item>
              <text:p text:style-name="P41">Abkürzungsverzeichnis [Daniel ]</text:p>
            </text:list-item>
            <text:list-item>
              <text:p text:style-name="P41">Abbildungsverzeichnis [Daniel]</text:p>
            </text:list-item>
            <text:list-item>
              <text:p text:style-name="P41">Quellenverzeichnis [ Daniel]</text:p>
            </text:list-item>
            <text:list-item>
              <text:p text:style-name="P41">Handbuch [Timm]</text:p>
              <text:list>
                <text:list-item>
                  <text:p text:style-name="P41">Installation und Konfiguration [Timm]</text:p>
                </text:list-item>
                <text:list-item>
                  <text:p text:style-name="P41">Bedienung der Software [Timm]</text:p>
                </text:list-item>
              </text:list>
            </text:list-item>
            <text:list-item>
              <text:p text:style-name="P41">Software als Zip</text:p>
            </text:list-item>
            <text:list-item>
              <text:p text:style-name="P41">Bewertung des Projektteams [Fred]</text:p>
            </text:list-item>
          </text:list>
        </text:list-item>
      </text:list>
      <text:p text:style-name="P9"/>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20">Inhaltsverzeichnis</text:p>
          </text:index-title>
          <text:p text:style-name="P18">1.<text:tab/>Einleitung [ Daniel Böhm ]<text:tab/>5</text:p>
          <text:p text:style-name="P22">1.1.<text:tab/>Ausgangssituation<text:tab/>5</text:p>
          <text:p text:style-name="P22">1.2.<text:tab/>Aufgabenstellung<text:tab/>5</text:p>
          <text:p text:style-name="P22">1.3.<text:tab/>Einsatzgebiet<text:tab/>5</text:p>
          <text:p text:style-name="P22">1.4.<text:tab/>Technische Ausgangssituation<text:tab/>6</text:p>
          <text:p text:style-name="P18">2.<text:tab/>Theoretische Grundlagen<text:tab/>7</text:p>
          <text:p text:style-name="P22">2.1.<text:tab/>Vorgehensmodell<text:tab/>7</text:p>
          <text:p text:style-name="P22">2.2.<text:tab/>Aufgabenbereiche <text:tab/>7</text:p>
          <text:p text:style-name="P23">2.2.1.<text:tab/>Projektmanagement<text:tab/>7</text:p>
          <text:p text:style-name="P23">2.2.2.<text:tab/>Analyse und Architektur<text:tab/>7</text:p>
          <text:p text:style-name="P24">2.2.2.1.<text:tab/>Entwicklung<text:tab/>8</text:p>
          <text:p text:style-name="P24">2.2.2.2.<text:tab/>Datenerhebung<text:tab/>8</text:p>
          <text:p text:style-name="P24">2.2.2.3.<text:tab/>Qualitätsmanagement<text:tab/>8</text:p>
          <text:p text:style-name="P24">2.2.2.4.<text:tab/>Dokumentation <text:tab/>8</text:p>
          <text:p text:style-name="P22">2.3.<text:tab/>Softwareapplikation<text:tab/>8</text:p>
          <text:p text:style-name="P22">2.4.<text:tab/>Programmiersprache <text:tab/>9</text:p>
          <text:p text:style-name="P23">2.4.1.<text:tab/>PHP<text:tab/>9</text:p>
          <text:p text:style-name="P23">2.4.2.<text:tab/>Javascript<text:tab/>9</text:p>
          <text:p text:style-name="P23">2.4.3.<text:tab/>AJAX / Web 2.0<text:tab/>10</text:p>
          <text:p text:style-name="P22">2.5.<text:tab/>Datenbanken<text:tab/>10</text:p>
          <text:p text:style-name="P22">2.6.<text:tab/>Frameworks und Librarys<text:tab/>10</text:p>
          <text:p text:style-name="P23">2.6.1.<text:tab/>Das CakePHP Framework<text:tab/>10</text:p>
          <text:p text:style-name="P23">2.6.2.<text:tab/>Jquery Library<text:tab/>12</text:p>
          <text:p text:style-name="P18">3.<text:tab/>Qualitätsmanagement<text:tab/>13</text:p>
          <text:p text:style-name="P22">3.1.<text:tab/>Begriffe der Qualitätssicherung<text:tab/>13</text:p>
          <text:p text:style-name="P22">3.2.<text:tab/>Administration der Software<text:tab/>13</text:p>
          <text:p text:style-name="P22">3.3.<text:tab/>Test<text:tab/>13</text:p>
          <text:p text:style-name="P23">3.3.1.<text:tab/>Warum wird getestet<text:tab/>13</text:p>
          <text:p text:style-name="P23">3.3.2.<text:tab/>Vorgehensweise beim testen<text:tab/>14</text:p>
          <text:p text:style-name="P23">3.3.3.<text:tab/>Was wird getestet<text:tab/>14</text:p>
          <text:p text:style-name="P23">3.3.4.<text:tab/>Wer testet?<text:tab/>14</text:p>
          <text:p text:style-name="P23">3.3.5.<text:tab/>Wann wird getestet?<text:tab/>14</text:p>
          <text:p text:style-name="P22">3.4.<text:tab/>Standards <text:tab/>15</text:p>
          <text:p text:style-name="P23">3.4.1.<text:tab/>Coding Standards <text:tab/>15</text:p>
          <text:p text:style-name="P23">3.4.2.<text:tab/>Formate <text:tab/>15</text:p>
          <text:p text:style-name="P22">3.5.<text:tab/>Modularisierung<text:tab/>16</text:p>
          <text:p text:style-name="P18">4.<text:tab/>Testing<text:tab/>17</text:p>
          <text:p text:style-name="P22">4.1.<text:tab/>Ziele<text:tab/>17</text:p>
          <text:p text:style-name="P22">4.2.<text:tab/>Planung <text:tab/>17</text:p>
          <text:p text:style-name="P18">5.<text:tab/>Weiterentwicklung<text:tab/>22</text:p>
          <text:p text:style-name="P22">5.1.<text:tab/>Fazit<text:tab/>22</text:p>
          <text:p text:style-name="P22">5.2.<text:tab/>Angebotssoftware<text:tab/>22</text:p>
          <text:p text:style-name="P23">5.2.1.<text:tab/>Vergleich Soll/Ist Zustand<text:tab/>22</text:p>
          <text:p text:style-name="P23">5.2.2.<text:tab/>Hinweise zur Weiterentwicklung<text:tab/>22</text:p>
          <text:p text:style-name="P22">5.3.<text:tab/>Mögliche Weiterentwicklungen<text:tab/>23</text:p>
          <text:p text:style-name="P23">5.3.1.<text:tab/>MDA / MDSD<text:tab/>23</text:p>
          <text:p text:style-name="P23">5.3.2.<text:tab/>Customer Relationship Management (CRM)<text:tab/>23</text:p>
          <text:p text:style-name="P23">5.3.3.<text:tab/>Internationalisierung<text:tab/>23</text:p>
          <text:p text:style-name="P18">6.<text:tab/>Anhang<text:tab/>24</text:p>
          <text:p text:style-name="P22">6.1.<text:tab/>Quellenverzeichnis<text:tab/>24</text:p>
          <text:p text:style-name="P22">6.2.<text:tab/>Mit geltende Unterlagen<text:tab/>24</text:p>
          <text:p text:style-name="P22">6.3.<text:tab/>Abkürzungsverzeichnis<text:tab/>24</text:p>
          <text:p text:style-name="P22">6.4.<text:tab/>Quellenverzeichnis<text:tab/>24</text:p>
        </text:index-body>
      </text:table-of-content>
      <text:p text:style-name="Standard"><text:soft-page-break/></text:p>
      <text:p text:style-name="Standard"/>
      <text:p text:style-name="Standard"/>
      <text:p text:style-name="Standard"/>
      <text:h text:style-name="Heading_20_1" text:outline-level="1">Einleitung [ Daniel Böhm ]</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2054688896"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text:soft-page-break/>Im Rahmen der administrativen Verwaltung sind folgende Einstellungen bzw. Modifikationen möglich:</text:p>
      <text:list xml:id="list304560480"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heoretische Grundlagen</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632927934"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71754522" text:continue-numbering="true" text:style-name="List_20_1">
        <text:list-item>
          <text:p text:style-name="Textkörper_20_-_20_Aufzählung">Analyse der Kundenanforderungen</text:p>
        </text:list-item>
        <text:list-item>
          <text:p text:style-name="Textkörper_20_-_20_Aufzählung">Erstellung eines geeigneten Fachkonzepts</text:p>
        </text:list-item>
        <text:list-item>
          <text:p text:style-name="Textkörper_20_-_20_Aufzählung">Definition von Entwicklungspaketen</text:p>
        </text:list-item>
        <text:list-item>
          <text:p text:style-name="Textkörper_20_-_20_Aufzählung">Anforderungen für Datenerhebung definieren</text:p>
        </text:list-item>
      </text:list>
      <text:h text:style-name="Heading_20_4" text:outline-level="4"><text:soft-page-break/>Entwicklung</text:h>
      <text:p text:style-name="Text_20_body">Die Entwicklung ist zuständig für die technische Umsetzung des Fachkonzepts. </text:p>
      <text:p text:style-name="Text_20_body">Aufgaben Entwicklung:</text:p>
      <text:list xml:id="list1754581552"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42" text:outline-level="4">Datenerhebung</text:h>
      <text:p text:style-name="Text_20_body">Im Rahmen der Datenerhebung werden alle benötigten Daten gesammelt, technisch Aufbereitet und zur Verfügung gestellt. Dabei sind die Anforderungen aus Analyse und Architektur zu beachten.</text:p>
      <text:h text:style-name="P42"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1492658882"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1699820542"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247364728"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text:soft-page-break/>Preiswerte Entwicklung und Pflege</text:p>
        </text:list-item>
      </text:list>
      <text:p text:style-name="Textkörper_20_-_20_Fett">Nachteile von Webanwendungen</text:p>
      <text:list xml:id="list141659792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1">Die Rent-A-Jet Angebotssoftware folgt einem web orientierten Ansatz ist aber auf das lokale Intranet / LAN des Unternehmens begrenzt. Der Aufruf der Software erfolgt mit jedem beliebigen Browser. Eine Internetverbi<text:span text:style-name="T1">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1096103015"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
      <text:h text:style-name="Heading_20_3" text:outline-level="3">PHP</text:h>
      <text:p text:style-name="Text_20_body">Der Begriff PHP steht für Hypertext Preprocessor und entstand ursprünglich durch die Bezeichnung „Personal Home Page Tools“. PHP ist eine serverseitige Interpretersprache die hauptsächlich zur Erstellung von dynamischen Webanwendungen verwendet wird.</text:p>
      <text:p text:style-name="Text_20_body">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427120514"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1062601899"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text:soft-page-break/>Dokumentation &amp; Größe der Community</text:p>
        </text:list-item>
        <text:list-item>
          <text:p text:style-name="Textkörper_20_-_20_Aufzählung">Model View Controller Konzept</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P21">Ablauf eines HTTP Requests mit Hilfe von CakePHP</text:p>
      <text:p text:style-name="P2"><draw:frame draw:style-name="fr2" draw:name="Grafik1" text:anchor-type="paragraph" svg:width="14.023cm" svg:height="11.933cm" draw:z-index="4"><draw:image xlink:href="Pictures/1000000000000212000001C349EF65F1.gif" xlink:type="simple" xlink:show="embed" xlink:actuate="onLoad"/></draw:frame></text:p>
      <text:p text:style-name="P2"/>
      <text:p text:style-name="P2"/>
      <text:p text:style-name="Text_20_body">Der Browser sendet zu Beginn einen HTTP Request an den Webserver. Im CakePHP Router und Dispatcher wird der Aufruf analysiert. </text:p>
      <text:p text:style-name="P4"/>
      <text:p text:style-name="Standard"><text:span text:style-name="T8">Beispiel: </text:span><text:a xlink:type="simple" xlink:href="http://www.rent-a-jet.de/flugzeuge/view/3">http://www.rent-a-jet.de/flugzeuge/view/3</text:a></text:p>
      <text:p text:style-name="P4"/>
      <text:p text:style-name="Text_20_body">Aus der URL werden folgende Komponenten extrahiert:</text:p>
      <text:p text:style-name="P4"/>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3">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text:soft-page-break/>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QL) oder Dateien (XML). Abschließend werden die Daten an die Controller Klasse übergeben.</text:p>
      <text:p text:style-name="Text_20_body">Im nächsten Schritt lädt der Controller ein bestimmtes View. View sind HTML Templates die in diesem Schritt mit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bereits im Einsatz.</text:p>
      <text:p text:style-name="Text_20_body">Jquery biete folgende Funktionalitäten:</text:p>
      <text:list xml:id="list2162063063"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rstellung einer JavaScript Anwendungen entfallen. Dadurch können Kosten gespart und die Produktivität gesteigert werden. Weiterhin kann die Userbility der Anwendung verbessert werden.</text:p>
      <text:p text:style-name="Text_20_body"/>
      <text:h text:style-name="Heading_20_1" text:outline-level="1">Softwareentwicklung</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der agile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1" text:outline-level="1">Qualitätsmanagement</text:h>
      <text:h text:style-name="Heading_20_2" text:outline-level="2">Begriffe der Qualitätssicherung</text:h>
      <text:p text:style-name="P10">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Text_20_body">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10">Test ist ein relevanter Bestandteil der Qualitätssicherung und ohne ein ausführliches Testing kann die vertraglich vereinbarte Qualität nicht realisiert werden. </text:p>
      <text:h text:style-name="Heading_20_3" text:outline-level="3">Warum wird getestet</text:h>
      <text:p text:style-name="P10">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text:soft-page-break/>Vorgehensweise beim testen</text:h>
      <text:p text:style-name="Text_20_body">Der Grundgedanke des Testen wird in <text:s/>6 W Fragen beantwortet. Die Fragen lauten: </text:p>
      <text:list xml:id="list1709063976"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Standard"/>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gegebenenfalls um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h text:style-name="Heading_20_2" text:outline-level="2"><text:soft-page-break/>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Text_20_body"/>
      <text:p text:style-name="Text_20_body">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1"><draw:image xlink:href="Pictures/100000000000023C000001C238FB5FDD.jpg" xlink:type="simple" xlink:show="embed" xlink:actuate="onLoad"/></draw:frame><text:soft-page-break/></text:p>
      <text:p text:style-name="Text_20_body"/>
      <text:h text:style-name="Heading_20_3" text:outline-level="3">Formate </text:h>
      <text:p text:style-name="Text_20_body">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17"/>
      <text:h text:style-name="Heading_20_1" text:outline-level="1">Testing</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982937382"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1122837925"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list xml:id="list936670661" text:continue-numbering="true" text:style-name="List_20_1">
        <text:list-item>
          <text:p text:style-name="Textkörper_20_-_20_Aufzählung">Was ist überhaupt zu testen?</text:p>
        </text:list-item>
        <text:list-item>
          <text:p text:style-name="Textkörper_20_-_20_Aufzählung"><text:soft-page-break/>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Standard"><text:soft-page-break/>Workflow Charterflug:</text:p>
      <text:list xml:id="list483758295" text:style-name="L3">
        <text:list-item>
          <text:p text:style-name="P25">Anfrage seitens des Kundenanforderungen</text:p>
        </text:list-item>
        <text:list-item>
          <text:p text:style-name="P25">Finanzielles Angebot erstellen und verschicken</text:p>
        </text:list-item>
        <text:list-item>
          <text:p text:style-name="P25">Bei Vorliegen der Antwort</text:p>
          <text:list>
            <text:list-item>
              <text:p text:style-name="P25">Wenn Antwort positiv, Vertrag vorbereiten</text:p>
            </text:list-item>
            <text:list-item>
              <text:p text:style-name="P25">Wenn Antwort negativ, Gründe erfragen → dann Ende</text:p>
            </text:list-item>
          </text:list>
        </text:list-item>
      </text:list>
      <text:list xml:id="list1200153263" text:style-name="L4">
        <text:list-item>
          <text:p text:style-name="P26">Wenn Vertrag unterschrieben zurück</text:p>
          <text:list>
            <text:list-item>
              <text:p text:style-name="P26">Flugzeug, Crew und Catering bereitstellen</text:p>
            </text:list-item>
            <text:list-item>
              <text:p text:style-name="P26">Rechnung erstellen und verschicken, Zahlung verfolgen</text:p>
            </text:list-item>
            <text:list-item>
              <text:p text:style-name="P26">Flug durchführen</text:p>
            </text:list-item>
            <text:list-item>
              <text:p text:style-name="P26">Kundenzufriedenheit erfragen und abspeichern</text:p>
            </text:list-item>
          </text:list>
        </text:list-item>
      </text:list>
      <text:p text:style-name="Standard"/>
      <text:p text:style-name="Standard">Workflow: Kostenverfolgung</text:p>
      <text:p text:style-name="Standard"/>
      <text:list xml:id="list709571710" text:style-name="L5">
        <text:list-item>
          <text:p text:style-name="P27">Zahlungseingang verfolgen</text:p>
        </text:list-item>
        <text:list-item>
          <text:p text:style-name="P27">Wenn nicht zum Termin</text:p>
          <text:list>
            <text:list-item>
              <text:p text:style-name="P27">Mahnwesen</text:p>
            </text:list-item>
          </text:list>
        </text:list-item>
      </text:list>
      <text:p text:style-name="Standard"/>
      <text:p text:style-name="Standard">Analysen:</text:p>
      <text:p text:style-name="Standard"/>
      <text:list xml:id="list1842614919" text:style-name="L6">
        <text:list-item>
          <text:p text:style-name="P28">Kundenzufriedenheit analysieren</text:p>
        </text:list-item>
        <text:list-item>
          <text:p text:style-name="P28">Ablehnungsgründe der Angebote analysieren</text:p>
        </text:list-item>
        <text:list-item>
          <text:p text:style-name="P28">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1014846986" text:style-name="L7">
        <text:list-item>
          <text:p text:style-name="P29">Anzahl der nötigen Zwischenlandungen (pro Landung: Erhöhung der Charterzeit um 45 Min)</text:p>
        </text:list-item>
        <text:list-item>
          <text:p text:style-name="P29">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118262321" text:style-name="L8">
        <text:list-item>
          <text:p text:style-name="P30"><text:soft-page-break/>Ausgabe des Angebotes als Brief auf Word oder PDF oder direkt als e-mail an den Interessenten (mit Bild des Flugzeuges)</text:p>
        </text:list-item>
        <text:list-item>
          <text:p text:style-name="P30">Ausgabe des Vertrages (ohne Bild)</text:p>
        </text:list-item>
        <text:list-item>
          <text:p text:style-name="P30">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44" svg:width="2.5cm" svg:height="2.273cm" svg:x="-0.446cm" svg:y="0.002cm"><text:p text:style-name="P43"><text:span text:style-name="T9">Tester</text:span></text:p></draw:rect><draw:custom-shape draw:style-name="gr3" draw:text-style-name="P44" svg:width="5cm" svg:height="2.273cm" svg:x="2.554cm" svg:y="0.002cm"><text:p text:style-name="P43"><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4" svg:width="5.001cm" svg:height="2.273cm" svg:x="8.054cm" svg:y="0.002cm"><text:p text:style-name="P43"><text:span text:style-name="T9">Führe Test</text:span></text:p><text:p text:style-name="P43"><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4" svg:width="5cm" svg:height="2.273cm" svg:x="13.055cm" svg:y="0.002cm"><text:p text:style-name="P43"><text:span text:style-name="T9">Werte Test</text:span></text:p><text:p text:style-name="P43"><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112548665" text:style-name="L9">
        <text:list-item>
          <text:list>
            <text:list-item>
              <text:p text:style-name="P31">Hilfsinstrumentarien</text:p>
            </text:list-item>
          </text:list>
        </text:list-item>
      </text:list>
      <text:p text:style-name="Standard"/>
      <text:p text:style-name="Standard">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2" draw:name="graphics1" text:anchor-type="paragraph" svg:width="15.157cm" svg:height="12.289cm" draw:z-index="3"><draw:image xlink:href="Pictures/2000000700003CAC00003133DA006F86.svm" xlink:type="simple" xlink:show="embed" xlink:actuate="onLoad"/></draw:frame></text:p>
      <text:p text:style-name="Standard"/>
      <text:p text:style-name="Standard"/>
      <text:list xml:id="list719896388" text:style-name="L10">
        <text:list-item>
          <text:list>
            <text:list-item>
              <text:p text:style-name="P32">Erzielte Resultate und Dokumentation</text:p>
            </text:list-item>
          </text:list>
        </text:list-item>
      </text:list>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Maßgeblich für die Dokumentation sind die sogenannten „Three-steps“, die die drei Stufen des Testablaufs darstellen:</text:p>
      <text:p text:style-name="Standard"/>
      <text:list xml:id="list1423302658" text:style-name="L11">
        <text:list-item>
          <text:p text:style-name="P33">Planung – Worum geht es eigentlich?</text:p>
        </text:list-item>
        <text:list-item>
          <text:p text:style-name="P33">Durchführung – Wie wurde getestet?</text:p>
        </text:list-item>
        <text:list-item>
          <text:p text:style-name="P33">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1675005813" text:style-name="L12">
        <text:list-item>
          <text:p text:style-name="P34">der Fehler richtig korrigiert wurde</text:p>
        </text:list-item>
        <text:list-item>
          <text:p text:style-name="P34">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Weiterentwicklung</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text:soft-page-break/>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
      <text:h text:style-name="Heading_20_1" text:outline-level="1">Anhang</text:h>
      <text:p text:style-name="Text_20_body"/>
      <text:h text:style-name="Heading_20_2" text:outline-level="2">Quellenverzeichnis</text:h>
      <text:p text:style-name="Text_20_body"><text:a xlink:type="simple" xlink:href="http://www.apachefriends.org/de/xampp-windows.html#628">http://www.apachefriends.org/de/xampp-windows.html#628</text:a></text:p>
      <text:p text:style-name="Text_20_body"/>
      <text:p text:style-name="Text_20_body"/>
      <text:h text:style-name="Heading_20_2" text:outline-level="2">Mit geltende Unterlagen</text:h>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alyse<text:tab/>???</text:p>
      <text:p text:style-name="Textkörper_20_-_20_Beschreibung">Fachkonzept<text:tab/>???</text:p>
      <text:p text:style-name="Textkörper_20_-_20_Beschreibung">Benutzerhandbuch<text:tab/>???</text:p>
      <text:p text:style-name="Textkörper_20_-_20_Beschreibung">Leistungsbeschreibung der Firma Rent-A-Jet als Grundlage des Angebots </text:p>
      <text:p text:style-name="Textkörper_20_-_20_Beschreibung">Angebot<text:tab/>???</text:p>
      <text:p text:style-name="Textkörper_20_-_20_Beschreibung"/>
      <text:h text:style-name="Heading_20_2" text:outline-level="2">Abkürzungsverzeichnis</text:h>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OCL<text:tab/>Object Constrains Language. Eine standardisierte Sprache zur Beschreibung von Objektabhängigkeiten und Nebenbedingungen. </text:p>
      <text:p text:style-name="Textkörper_20_-_20_Beschreibung"/>
      <text:h text:style-name="Heading_20_2" text:outline-level="2">Quellenverzeichnis</text:h>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cm"/>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1T16:11:06</dc:date>
    <meta:editing-duration>PT17H10M53S</meta:editing-duration>
    <meta:editing-cycles>195</meta:editing-cycles>
    <meta:generator>OpenOffice.org/3.1$Unix OpenOffice.org_project/310m11$Build-9399</meta:generator>
    <dc:creator>Andrey Behrens</dc:creator>
    <meta:document-statistic meta:table-count="2" meta:image-count="4" meta:object-count="0" meta:page-count="25" meta:paragraph-count="449" meta:word-count="5823" meta:character-count="45193"/>
    <meta:user-defined meta:name="Info 1"/>
    <meta:user-defined meta:name="Info 2"/>
    <meta:user-defined meta:name="Info 3"/>
    <meta:user-defined meta:name="Info 4"/>
  </office:meta>
</office:document-meta>
</file>